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WenQuanYi Zen Hei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paragraph-properties fo:margin-top="0.1665in" fo:margin-bottom="0.0835in" fo:keep-with-next="always"/>
    </style:style>
    <style:style style:name="P5" style:family="paragraph" style:parent-style-name="Heading_20_1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P6" style:family="paragraph" style:parent-style-name="Heading_20_1">
      <style:paragraph-properties fo:margin-top="0.1665in" fo:margin-bottom="0.0835in" fo:keep-with-next="always"/>
      <style:text-properties style:font-name="Arial" fo:font-size="12pt" style:font-name-asian="DejaVu Sans" style:font-size-asian="12pt" style:font-name-complex="Tahoma" style:font-size-complex="12pt"/>
    </style:style>
    <style:style style:name="T1" style:family="text">
      <style:text-properties fo:font-size="20pt" style:font-name-asian="WenQuanYi Zen Hei" style:font-size-asian="20pt" style:font-size-complex="20pt"/>
    </style:style>
    <style:style style:name="T2" style:family="text">
      <style:text-properties style:font-name="Arial"/>
    </style:style>
    <style:style style:name="T3" style:family="text">
      <style:text-properties style:font-name="Arial" fo:font-size="14pt" style:font-name-asian="DejaVu Sans" style:font-size-asian="14pt" style:font-name-complex="Tahoma" style:font-size-complex="14pt"/>
    </style:style>
    <style:style style:name="T4" style:family="text">
      <style:text-properties style:font-name="Arial" fo:font-size="12pt" style:font-name-asian="DejaVu Sans" style:font-size-asian="12pt" style:font-name-complex="Tahoma" style:font-size-complex="12pt"/>
    </style:style>
    <style:style style:name="T5" style:family="text">
      <style:text-properties style:font-name="Arial" fo:font-size="10.5pt" style:font-name-asian="DejaVu Sans" style:font-size-asian="10.5pt" style:font-name-complex="Tahoma" style:font-size-complex="10.5pt"/>
    </style:style>
    <style:style style:name="T6" style:family="text">
      <style:text-properties fo:font-size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-asian="DejaVu Sans"/>
    </style:style>
    <style:style style:name="T9" style:family="text">
      <style:text-properties style:font-size-asian="12pt"/>
    </style:style>
    <style:style style:name="T10" style:family="text">
      <style:text-properties style:font-name-complex="Tahoma"/>
    </style:style>
    <style:style style:name="T11" style:family="text">
      <style:text-properties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计算机科学知识体系</text:span></text:p>
      <text:h text:style-name="P4" text:outline-level="1"><text:span text:style-name="T4">-∞.理论基础 Theory Foundamentals</text:span></text:h>
      <text:p text:style-name="Standard"><text:s text:c="3"/>离散数学 : 数论，图论，布尔代数，集合论，信息论，逻辑学</text:p>
      <text:p text:style-name="Standard"><text:s text:c="3"/>图灵可计算性模型，自动机理论</text:p>
      <text:p text:style-name="Standard"><text:s text:c="3"/>算法和数据结构</text:p>
      <text:h text:style-name="P4" text:outline-level="1"><text:span text:style-name="T4">-3.硬件 Hardware</text:span></text:h>
      <text:p text:style-name="Standard"><text:s text:c="3"/>模拟／数字电路理论...</text:p>
      <text:h text:style-name="P6" text:outline-level="1">-2.机器级别编程 Machine-Level Programming → 嵌入式编程 embed programming</text:h>
      <text:p text:style-name="Standard"><text:s text:c="3"/>组成原理，汇编语言，接口技术...</text:p>
      <text:h text:style-name="P6" text:outline-level="1">-1.操作系统理论 Operating System</text:h>
      <text:p text:style-name="Standard"><text:s text:c="3"/>调度系统，虚拟内存，分布式系统，实时系统...</text:p>
      <text:h text:style-name="P6" text:outline-level="1"><text:s/>0. 编程语言设计方法 <text:s/>Programming Fundamentals </text:h>
      <text:p text:style-name="Standard"><text:s text:c="3"/>编译技术 <text:span text:style-name="T5">静态语言/动态语言，解释型/编译型语言</text:span></text:p>
      <text:h text:style-name="P4" text:outline-level="1"><text:span text:style-name="T4">+1.高级编程语言Programming Languages → 编程框架 : MFC, .net, Java</text:span></text:h>
      <text:p text:style-name="Standard"><text:s text:c="3"/>C/C++，Pascal，Java, Python, Perl, Rails</text:p>
      <text:h text:style-name="P4" text:outline-level="1"><text:span text:style-name="T4">+2.编程方法理论 Programming Theory</text:span></text:h>
      <text:p text:style-name="Standard"><text:s text:c="3"/>面向过程程序设计SP，面向对象程序设计OOP，面向侧面的程序设计AOP，函数式编程FP</text:p>
      <text:h text:style-name="P6" text:outline-level="1">+3.软件工程 Software Engineering</text:h>
      <text:p text:style-name="Standard"><text:s text:c="3"/>(《GOF》,知之甚少 有待补充)</text:p>
      <text:h text:style-name="P4" text:outline-level="1"><text:span text:style-name="T4">+∞.应用Applications</text:span></text:h>
      <text:p text:style-name="Standard"><text:s text:c="3"/>计算机图形学 Computer Graphic</text:p>
      <text:p text:style-name="Standard"><text:s text:c="3"/>计算机语言学 -&gt; 自然语言处理 Natrual Language Process</text:p>
      <text:p text:style-name="Standard"><text:s text:c="3"/>计算机网络 Computer Network → 互联网Internet → 万维网 WWW</text:p>
      <text:p text:style-name="Standard"><text:s text:c="3"/>人工智能 Artifical Intelligence</text:p>
      <text:p text:style-name="Standard"><text:s text:c="3"/>数据库 Database</text:p>
      <text:p text:style-name="P3"><text:s text:c="3"/>…...</text:p>
      <text:h text:style-name="P5" text:outline-level="1">参考资料</text:h>
      <text:p text:style-name="P3">Wikipedia – Compter Science http://en.wikipedia.org/wiki/Computer_science</text:p>
      <text:p text:style-name="P2">李劼 Joker Lee</text:p>
      <text:p text:style-name="P2">November, 2009</text:p>
      <text:p text:style-name="P2">At BU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WenQuanYi Zen Hei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ker Lee</meta:initial-creator>
    <meta:creation-date>2009-12-07T18:29:27</meta:creation-date>
    <dc:date>2009-12-07T18:39:32</dc:date>
    <dc:creator>Joker Lee</dc:creator>
    <meta:editing-duration>PT00H10M08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31" meta:word-count="196" meta:character-count="867"/>
  </office:meta>
</office:document-meta>
</file>